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text-properties fo:font-size="16pt" style:font-size-asian="16pt" style:font-size-complex="16pt"/>
    </style:style>
    <style:style style:name="P3" style:family="paragraph" style:parent-style-name="Text_20_body">
      <style:text-properties officeooo:rsid="000eeb8b" officeooo:paragraph-rsid="000eeb8b"/>
    </style:style>
    <style:style style:name="P4" style:family="paragraph" style:parent-style-name="Text_20_body">
      <style:text-properties fo:font-weight="bold" style:font-weight-asian="bold" style:font-weight-complex="bold"/>
    </style:style>
    <style:style style:name="P5" style:family="paragraph" style:parent-style-name="Text_20_body">
      <style:text-properties fo:font-weight="bold" officeooo:rsid="000eeb8b" officeooo:paragraph-rsid="000eeb8b" style:font-weight-asian="bold" style:font-weight-complex="bold"/>
    </style:style>
    <style:style style:name="P6" style:family="paragraph" style:parent-style-name="Text_20_body">
      <style:text-properties fo:font-weight="bold" officeooo:rsid="001266fa" officeooo:paragraph-rsid="001266fa" style:font-weight-asian="bold" style:font-weight-complex="bold"/>
    </style:style>
    <style:style style:name="P7" style:family="paragraph" style:parent-style-name="Text_20_body">
      <style:text-properties fo:font-weight="bold" officeooo:rsid="000eeb8b" officeooo:paragraph-rsid="000eeb8b" fo:background-color="#ffff00" style:font-weight-asian="bold" style:font-weight-complex="bold"/>
    </style:style>
    <style:style style:name="P8" style:family="paragraph" style:parent-style-name="Text_20_body">
      <style:text-properties fo:font-weight="bold" officeooo:rsid="00117de9" officeooo:paragraph-rsid="00117de9" fo:background-color="#ffff00" style:font-weight-asian="bold" style:font-weight-complex="bold"/>
    </style:style>
    <style:style style:name="P9" style:family="paragraph" style:parent-style-name="Text_20_body">
      <style:text-properties officeooo:rsid="00117de9" officeooo:paragraph-rsid="00117de9"/>
    </style:style>
    <style:style style:name="P10" style:family="paragraph" style:parent-style-name="Text_20_body">
      <style:text-properties officeooo:paragraph-rsid="00117de9"/>
    </style:style>
    <style:style style:name="P11" style:family="paragraph" style:parent-style-name="Text_20_body">
      <style:text-properties officeooo:rsid="001266fa" officeooo:paragraph-rsid="001266fa"/>
    </style:style>
    <style:style style:name="P12" style:family="paragraph" style:parent-style-name="Text_20_body">
      <style:text-properties fo:background-color="#ffff00"/>
    </style:style>
    <style:style style:name="P13" style:family="paragraph" style:parent-style-name="Text_20_body">
      <style:text-properties officeooo:rsid="001266fa" officeooo:paragraph-rsid="001266fa" fo:background-color="#ffff00"/>
    </style:style>
    <style:style style:name="T1" style:family="text">
      <style:text-properties officeooo:rsid="000ec204"/>
    </style:style>
    <style:style style:name="T2" style:family="text">
      <style:text-properties officeooo:rsid="000eeb8b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eeb8b" style:font-weight-asian="bold" style:font-weight-complex="bold"/>
    </style:style>
    <style:style style:name="T5" style:family="text">
      <style:text-properties fo:font-weight="bold" officeooo:rsid="00117de9" style:font-weight-asian="bold" style:font-weight-complex="bold"/>
    </style:style>
    <style:style style:name="T6" style:family="text">
      <style:text-properties officeooo:rsid="001085d4"/>
    </style:style>
    <style:style style:name="T7" style:family="text">
      <style:text-properties officeooo:rsid="00117de9"/>
    </style:style>
    <style:style style:name="T8" style:family="text">
      <style:text-properties officeooo:rsid="001266f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IS 140U – Intro to Unix/Linux</text:p>
      <text:p text:style-name="P1">Lab <text:span text:style-name="T1">6</text:span> – <text:span text:style-name="T1">Programs and Scripts</text:span></text:p>
      <text:p text:style-name="P2"/>
      <text:p text:style-name="P4">Part 1 – <text:span text:style-name="T2">Download and Build a Program (3 points)</text:span></text:p>
      <text:p text:style-name="Text_20_body">In the previous lab you downloaded a package and built it. <text:s/>To do that you used the <text:span text:style-name="T3">configure</text:span> program to build the <text:span text:style-name="T3">Makefile</text:span>. <text:s/>Then you used the <text:span text:style-name="T3">Makefile</text:span> to build the program.</text:p>
      <text:p text:style-name="Text_20_body">For this assignment you are going to download a source code file and build it by hand. <text:s/>Fortunately, the source code you will download does not require non-standard libraries, so it should build very easily.</text:p>
      <text:p text:style-name="P3">Download the following C source code and compile it. <text:s/>Either during compile or afterw<text:span text:style-name="T6">o</text:span>rds make sure the name is <text:span text:style-name="T3">rot13</text:span>.</text:p>
      <text:p text:style-name="Text_20_body"/>
      <text:p text:style-name="Command">http://citstudent.lanecc.net/courses/cis140u/examples/rot13.c</text:p>
      <text:p text:style-name="P4"/>
      <text:p text:style-name="Text_20_body">After <text:span text:style-name="T2">you have completed building the binary program and have the name as </text:span><text:span text:style-name="T4">rot13</text:span><text:span text:style-name="T2"> run the following command line and take a screen print. <text:s/>Paste the screen print below.</text:span></text:p>
      <text:p text:style-name="Text_20_body"/>
      <text:p text:style-name="Command">ls -al | ./rot13</text:p>
      <text:p text:style-name="P3"/>
      <text:p text:style-name="P7">&lt;Replace with screen print showing directory listing with text encrypted with rot13 (<text:span text:style-name="T8">3 </text:span>points)&gt;</text:p>
      <text:p text:style-name="Text_20_body"/>
      <text:p text:style-name="P5">Part 2 – Writing Scripts <text:span text:style-name="T7">(4 points)</text:span></text:p>
      <text:p text:style-name="P10"><text:span text:style-name="T7">Create three scripts one needs to be named </text:span><text:span text:style-name="T5">hello.py</text:span><text:span text:style-name="T7">, one </text:span><text:span text:style-name="T5">hello.pl</text:span><text:span text:style-name="T7">, and one </text:span><text:span text:style-name="T5">hello.sh</text:span><text:span text:style-name="T7">. <text:s/>All three should display the text “Hello World” when executed. <text:s/>The hello.py script needs to be written in Python, the hello.pl script needs to be written in Perl, and the hello.sh script needs to be written as a Bash shell script. <text:s/>The “Hello World” text for each script should be in a line by itself. <text:s/>After creating the scripts make sure you set the correct permissions to execute and run the scripts. <text:s/>If you are in the same directory as the scripts and permissions are set properly, the following command should execute all three scripts.</text:span></text:p>
      <text:p text:style-name="P9"/>
      <text:p text:style-name="Command">./hello.py ; ./hello.pl ; ./hello.sh</text:p>
      <text:p text:style-name="P9"/>
      <text:p text:style-name="P9">After you have executed all of the scripts take a screen print and paste it below.</text:p>
      <text:p text:style-name="P9"/>
      <text:p text:style-name="P8">&lt;Replace with screen print showing all three hello world scripts running (<text:span text:style-name="T8">4</text:span> points)&gt;</text:p>
      <text:p text:style-name="Text_20_body"/>
      <text:p text:style-name="P6">Part 3 – Identify File Types (3 points)</text:p>
      <text:p text:style-name="P11">Use the file command to indicate the type of each of the following files:</text:p>
      <text:p text:style-name="P11"/>
      <text:p text:style-name="P13"><text:soft-page-break/>rot13.c<text:tab/><text:tab/>Type: </text:p>
      <text:p text:style-name="P13">rot13<text:tab/><text:tab/>Type: </text:p>
      <text:p text:style-name="P13">hello.py<text:tab/>Type: </text:p>
      <text:p text:style-name="P13">hello.pl<text:tab/>Type: </text:p>
      <text:p text:style-name="P13">hello.sh<text:tab/>Type: </text:p>
      <text:p text:style-name="P13">/dev/null<text:tab/>Type: </text:p>
      <text:p text:style-name="P13">/dev/sda<text:tab/>Type: </text:p>
      <text:p text:style-name="P13">/etc/hosts<text:tab/>Type: </text:p>
      <text:p text:style-name="P13">/bin/bash<text:tab/>Type: </text:p>
      <text:p text:style-name="P12"/>
      <text:p text:style-name="Text_20_body"><text:span text:style-name="T4">P</text:span><text:span text:style-name="T3">art 3 – Upload to Moodle</text:span></text:p>
      <text:p text:style-name="Text_20_body">Make sure this document has been completed. <text:s/>Once you are sure this document has been completed, make sure the document is saved. <text:s/>After you are sure the document has been saved, make sure you know which document you have saved and know how to navigate to it using your host operating system. <text:s/>Upload this document to Moodle. <text:s/>You will lose points if you upload an incorrect document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Courier New" fo:font-family="'Courier New'" style:font-family-generic="modern" style:font-pitch="fixed" fo:font-size="10pt" style:font-name-asian="NSimSun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Command" style:family="paragraph" style:parent-style-name="Preformatted_20_Text" style:next-style-name="Text_20_body" style:master-page-name="">
      <loext:graphic-properties draw:fill="solid" draw:fill-color="#eeeeee" draw:opacity="100%"/>
      <style:paragraph-properties fo:margin-left="0.2in" fo:margin-right="0in" fo:text-indent="0in" style:auto-text-indent="false" style:page-number="auto" fo:background-color="#eeeeee" fo:padding="0.0201in" fo:border="0.06pt solid #000000" style:shadow="none">
        <style:tab-stops/>
      </style:paragraph-properties>
      <style:text-properties fo:font-size="9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3T12:27:26.21</meta:creation-date>
    <dc:date>2015-11-07T18:19:52.137000000</dc:date>
    <meta:editing-duration>PT3H10M18S</meta:editing-duration>
    <meta:editing-cycles>13</meta:editing-cycles>
    <meta:generator>LibreOffice/5.0.2.2$Windows_x86 LibreOffice_project/37b43f919e4de5eeaca9b9755ed688758a8251fe</meta:generator>
    <meta:document-statistic meta:table-count="0" meta:image-count="0" meta:object-count="0" meta:page-count="2" meta:paragraph-count="28" meta:word-count="414" meta:character-count="2467" meta:non-whitespace-character-count="2050"/>
  </office:meta>
</office:document-meta>
</file>